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ystem-ui" svg:font-family="system-ui, Ubuntu, 'Droid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officeooo:paragraph-rsid="0015fd26"/>
    </style:style>
    <style:style style:name="P2" style:family="paragraph" style:parent-style-name="Standard">
      <style:paragraph-properties fo:text-align="center" style:justify-single-word="false"/>
      <style:text-properties fo:color="#c9211e" officeooo:rsid="0015fd26" officeooo:paragraph-rsid="0015fd26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000000" style:font-name="system-ui" fo:font-size="9.75pt" fo:letter-spacing="normal" fo:font-style="normal" fo:font-weight="normal" officeooo:paragraph-rsid="0015fd26"/>
    </style:style>
    <style:style style:name="P4" style:family="paragraph" style:parent-style-name="Standard">
      <style:paragraph-properties fo:text-align="justify" style:justify-single-word="false"/>
      <style:text-properties fo:color="#000000" officeooo:paragraph-rsid="0015fd26"/>
    </style:style>
    <style:style style:name="P5" style:family="paragraph" style:parent-style-name="Standard">
      <style:paragraph-properties fo:text-align="justify" style:justify-single-word="false"/>
      <style:text-properties fo:color="#000000" officeooo:rsid="0017ec60" officeooo:paragraph-rsid="0017ec60"/>
    </style:style>
    <style:style style:name="P6" style:family="paragraph" style:parent-style-name="Standard">
      <style:paragraph-properties fo:text-align="justify" style:justify-single-word="false"/>
      <style:text-properties officeooo:paragraph-rsid="0017ec60"/>
    </style:style>
    <style:style style:name="T1" style:family="text">
      <style:text-properties officeooo:rsid="0015fd2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fd26" style:font-weight-asian="bold" style:font-weight-complex="bold"/>
    </style:style>
    <style:style style:name="T4" style:family="text">
      <style:text-properties fo:font-variant="normal" fo:text-transform="none" style:font-name="system-ui" fo:font-size="9.75pt" fo:letter-spacing="normal" fo:font-style="normal" fo:font-weight="normal"/>
    </style:style>
    <style:style style:name="T5" style:family="text">
      <style:text-properties fo:font-variant="normal" fo:text-transform="none" style:font-name="system-ui" fo:font-size="9.75pt" fo:letter-spacing="normal" fo:font-style="normal" fo:font-weight="normal" officeooo:rsid="0016770e"/>
    </style:style>
    <style:style style:name="T6" style:family="text">
      <style:text-properties fo:font-variant="normal" fo:text-transform="none" style:font-name="system-ui" fo:font-size="9.75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0d0d0d" style:font-name="system-ui" fo:font-size="9.75pt" fo:letter-spacing="normal" fo:font-style="normal" fo:font-weight="normal"/>
    </style:style>
    <style:style style:name="T8" style:family="text">
      <style:text-properties fo:font-variant="normal" fo:text-transform="none" fo:color="#2a6099" style:font-name="system-ui" fo:font-size="9.75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2a6099" style:font-name="system-ui" fo:font-size="9.75pt" fo:letter-spacing="normal" fo:font-style="normal" fo:font-weight="bold" officeooo:rsid="0017ec60" style:font-weight-asian="bold" style:font-weight-complex="bold"/>
    </style:style>
    <style:style style:name="T10" style:family="text">
      <style:text-properties officeooo:rsid="0017ec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utputs during training (PPO)</text:p>
      <text:p text:style-name="P1">-----------------------------------------</text:p>
      <text:p text:style-name="P1">| time/ <text:s text:c="18"/>| <text:s text:c="12"/>|</text:p>
      <text:p text:style-name="P1">| <text:s text:c="3"/>fps <text:s text:c="17"/>| 47 <text:s text:c="9"/>|</text:p>
      <text:p text:style-name="P1">| <text:s text:c="3"/>iterations <text:s text:c="10"/>| 8 <text:s text:c="10"/>|</text:p>
      <text:p text:style-name="P1">| <text:s text:c="3"/>time_elapsed <text:s text:c="8"/>| 342 <text:s text:c="8"/>|</text:p>
      <text:p text:style-name="P1">| <text:s text:c="3"/>total_timesteps <text:s text:c="5"/>| 16384 <text:s text:c="6"/>|</text:p>
      <text:p text:style-name="P1">| train/ <text:s text:c="17"/>| <text:s text:c="12"/>|</text:p>
      <text:p text:style-name="P1">| <text:s text:c="3"/>approx_kl <text:s text:c="11"/>| 0.009474222 |</text:p>
      <text:p text:style-name="P1">| <text:s text:c="3"/>clip_fraction <text:s text:c="7"/>| 0.0875 <text:s text:c="5"/>|</text:p>
      <text:p text:style-name="P1">| <text:s text:c="3"/>clip_range <text:s text:c="10"/>| 0.2 <text:s text:c="8"/>|</text:p>
      <text:p text:style-name="P1">| <text:s text:c="3"/>entropy_loss <text:s text:c="8"/>| -0.583 <text:s text:c="5"/>|</text:p>
      <text:p text:style-name="P1">| <text:s text:c="3"/>explained_variance <text:s text:c="2"/>| 0.558 <text:s text:c="6"/>|</text:p>
      <text:p text:style-name="P1">| <text:s text:c="3"/>learning_rate <text:s text:c="7"/>| 0.0003 <text:s text:c="5"/>|</text:p>
      <text:p text:style-name="P1">| <text:s text:c="3"/>loss <text:s text:c="16"/>| 29.7 <text:s text:c="7"/>|</text:p>
      <text:p text:style-name="P1">| <text:s text:c="3"/>n_updates <text:s text:c="11"/>| 70 <text:s text:c="9"/>|</text:p>
      <text:p text:style-name="P1">| <text:s text:c="3"/>policy_gradient_loss | -0.00921 <text:s text:c="3"/>|</text:p>
      <text:p text:style-name="P1">| <text:s text:c="3"/>value_loss <text:s text:c="10"/>| 51.1 <text:s text:c="7"/>|</text:p>
      <text:p text:style-name="P1">-----------------------------------------</text:p>
      <text:p text:style-name="P1">------------------------------------------</text:p>
      <text:p text:style-name="P1">| time/ <text:s text:c="18"/>| <text:s text:c="13"/>|</text:p>
      <text:p text:style-name="P1">| <text:s text:c="3"/>fps <text:s text:c="17"/>| 47 <text:s text:c="10"/>|</text:p>
      <text:p text:style-name="P1">| <text:s text:c="3"/>iterations <text:s text:c="10"/>| 9 <text:s text:c="11"/>|</text:p>
      <text:p text:style-name="P1">| <text:s text:c="3"/>time_elapsed <text:s text:c="8"/>| 384 <text:s text:c="9"/>|</text:p>
      <text:p text:style-name="P1">| <text:s text:c="3"/>total_timesteps <text:s text:c="5"/>| 18432 <text:s text:c="7"/>|</text:p>
      <text:p text:style-name="P1">| train/ <text:s text:c="17"/>| <text:s text:c="13"/>|</text:p>
      <text:p text:style-name="P1">| <text:s text:c="3"/>approx_kl <text:s text:c="11"/>| 0.0035324688 |</text:p>
      <text:p text:style-name="P1">| <text:s text:c="3"/>clip_fraction <text:s text:c="7"/>| 0.0241 <text:s text:c="6"/>|</text:p>
      <text:p text:style-name="P1">| <text:s text:c="3"/>clip_range <text:s text:c="10"/>| 0.2 <text:s text:c="9"/>|</text:p>
      <text:p text:style-name="P1">| <text:s text:c="3"/>entropy_loss <text:s text:c="8"/>| -0.575 <text:s text:c="6"/>|</text:p>
      <text:p text:style-name="P1">| <text:s text:c="3"/>explained_variance <text:s text:c="2"/>| 0.561 <text:s text:c="7"/>|</text:p>
      <text:p text:style-name="P1">| <text:s text:c="3"/>learning_rate <text:s text:c="7"/>| 0.0003 <text:s text:c="6"/>|</text:p>
      <text:p text:style-name="P1">| <text:s text:c="3"/>loss <text:s text:c="16"/>| 4.74 <text:s text:c="8"/>|</text:p>
      <text:p text:style-name="P1">| <text:s text:c="3"/>n_updates <text:s text:c="11"/>| 80 <text:s text:c="10"/>|</text:p>
      <text:p text:style-name="P1">| <text:s text:c="3"/>policy_gradient_loss | -0.00538 <text:s text:c="4"/>|</text:p>
      <text:p text:style-name="P1">| <text:s text:c="3"/>value_loss <text:s text:c="10"/>| 43.4 <text:s text:c="8"/>|</text:p>
      <text:p text:style-name="P1">------------------------------------------</text:p>
      <text:p text:style-name="P1"/>
      <text:p text:style-name="P6"><text:span text:style-name="T9">Time: metrics</text:span></text:p>
      <text:p text:style-name="P1"/>
      <text:p text:style-name="P1">- <text:span text:style-name="T2">fps</text:span>: Frames per second. This is the number of steps of the environment that are being processed per second. <text:span text:style-name="T1">It </text:span><text:span text:style-name="T4">depends on your hardware and the complexity of your environment. There's no theoretical maximum.</text:span></text:p>
      <text:p text:style-name="P1"/>
      <text:p text:style-name="P1">- <text:span text:style-name="T3">i</text:span><text:span text:style-name="T2">terations</text:span>: The number of training iterations that have been completed. <text:span text:style-name="T4">It can range from 0 to the total number of iterations you've set for your training.</text:span></text:p>
      <text:p text:style-name="P3">An `iteration` refers to one update of the model's parameters. In the case of the PPO (Proximal Policy Optimization) algorithm, an iteration usually involves collecting a certain number of experiences (steps in the environment), computing the advantages and returns, and then performing an update of the model's parameters.</text:p>
      <text:p text:style-name="P3">An `episode`, on the other hand, refers to a sequence of states, actions, and rewards, from the start of the environment to the terminal state (often when the game is over or a certain condition is met). An episode can contain a variable number of steps.</text:p>
      <text:p text:style-name="P3"/>
      <text:p text:style-name="P3"><text:soft-page-break/>So, in a single iteration, there could be multiple episodes if the episodes are short, or an episode could span multiple iterations if the episodes are long.</text:p>
      <text:p text:style-name="P3"/>
      <text:p text:style-name="P1"/>
      <text:p text:style-name="P1">- <text:span text:style-name="T2">time_elapsed</text:span>: The total amount of time that has passed since the training started, in seconds.</text:p>
      <text:p text:style-name="P1"/>
      <text:p text:style-name="P1">- <text:span text:style-name="T2">total_timesteps</text:span>: The total number of steps that have been processed by the model. <text:span text:style-name="T4">It can range from 0 to the total number of steps you've set for your training.</text:span></text:p>
      <text:p text:style-name="P1"/>
      <text:p text:style-name="P6"><text:span text:style-name="T9">Train metrics:</text:span></text:p>
      <text:p text:style-name="P1"/>
      <text:p text:style-name="P1">- <text:span text:style-name="T2">approx_kl</text:span>: Approximate Kullback-Leibler (KL) divergence. This is a measure of how much the policy has changed during the last iteration. <text:span text:style-name="T4">It can theoretically range from 0 to infinity, but in practice, it should be relatively small if your training is stable.</text:span></text:p>
      <text:p text:style-name="P1"/>
      <text:p text:style-name="P1">- <text:span text:style-name="T2">clip_fraction</text:span>: The fraction of probability ratios that are being clipped. PPO clips the probability ratio to prevent too large policy updates. <text:span text:style-name="T4">It ranges from 0 to 1.</text:span></text:p>
      <text:p text:style-name="P1"/>
      <text:p text:style-name="P1">- <text:span text:style-name="T2">clip_range</text:span>: The range in which the probability ratio is clipped. <text:span text:style-name="T4">It's a parameter you set, typically a small positive value.</text:span></text:p>
      <text:p text:style-name="P1"/>
      <text:p text:style-name="P1">- <text:span text:style-name="T2">entropy_loss</text:span>: The loss due to the entropy of the policy. This is used to encourage exploration. <text:span text:style-name="T4">It can theoretically range from negative infinity to 0.</text:span></text:p>
      <text:p text:style-name="P1"/>
      <text:p text:style-name="P1">- <text:span text:style-name="T2">explained_variance</text:span>: A statistical measure that explains how much of the variability of the target value can be explained by the model's predictions. <text:span text:style-name="T4">A value of 1 means the model's predictions perfectly explain the variability of the target value.</text:span></text:p>
      <text:p text:style-name="P1"/>
      <text:p text:style-name="P1">- <text:span text:style-name="T2">learning_rate</text:span>: The learning rate used by the optimizer. <text:span text:style-name="T4">This is a parameter you set. It's typically a small positive value. </text:span><text:span text:style-name="T5">It is a </text:span><text:span text:style-name="T7">parameter that determines the extent to which newly acquired information overrides existing information in updating the model. It's often denoted by the symbol α. A higher learning rate means that the agent is more influenced by recent experiences, while a lower learning rate implies that the agent relies more on past experiences. The choice of learning rate can significantly impact the convergence and performance of RL algorithms.</text:span></text:p>
      <text:p text:style-name="P1"/>
      <text:p text:style-name="P1">-<text:span text:style-name="T2"> loss</text:span>: The value of the loss function. <text:span text:style-name="T1">I</text:span><text:span text:style-name="T4">t can theoretically range from 0 to infinity, but in practice, it should decrease over time if your training is successful.</text:span></text:p>
      <text:p text:style-name="P1"/>
      <text:p text:style-name="P1">- <text:span text:style-name="T2">n_updates</text:span>: The number of times the model parameters have been updated. <text:span text:style-name="T4">It can range from 0 to the total number of updates that occur during your training.</text:span></text:p>
      <text:p text:style-name="P1"/>
      <text:p text:style-name="P1">- <text:span text:style-name="T2">policy_gradient_loss</text:span>: The loss of the policy gradient. This is the objective that PPO optimizes. <text:span text:style-name="T4">It can theoretically range from negative infinity to infinity.</text:span></text:p>
      <text:p text:style-name="P1"/>
      <text:p text:style-name="P1">- <text:span text:style-name="T2">value_loss</text:span>: The loss of the value function. This measures how well the value function is able to estimate the expected return. <text:span text:style-name="T4">It can theoretically range from 0 to infinity, but in practice, it should decrease over time if your training is successful.</text:span></text:p>
      <text:p text:style-name="P1"><text:span text:style-name="T4"/></text:p>
      <text:p text:style-name="P1"><text:span text:style-name="T4"/></text:p>
      <text:p text:style-name="P5"><text:span text:style-name="T4">Some algorithms gives also the </text:span><text:span text:style-name="T8">rollout metrics</text:span><text:span text:style-name="T4">:</text:span></text:p>
      <text:p text:style-name="P5"><text:span text:style-name="T4">- </text:span><text:span text:style-name="T6">ep_length_mean</text:span><text:span text:style-name="T4">: on average how long a particular episode lasted before done (how many steps)</text:span></text:p>
      <text:p text:style-name="P5"><text:span text:style-name="T4"/></text:p>
      <text:p text:style-name="P5"><text:span text:style-name="T4">- </text:span><text:span text:style-name="T6">ep_rew_mean</text:span><text:span text:style-name="T4">: the average reward that the agent accumulated per episod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ystem-ui" svg:font-family="system-ui, Ubuntu, 'Droid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03T17:30:58.504072374</meta:creation-date>
    <dc:date>2024-04-03T18:14:36.192646365</dc:date>
    <meta:editing-duration>PT43M2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59" meta:word-count="801" meta:character-count="5379" meta:non-whitespace-character-count="4000"/>
  </office:meta>
</office:document-meta>
</file>